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09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4819in"/>
    </style:style>
    <style:style style:name="co5" style:family="table-column">
      <style:table-column-properties fo:break-before="auto" style:column-width="1.275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cell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skype</text:p>
          </table:table-cell>
          <table:table-cell table:style-name="ce1" office:value-type="string">
            <text:p>other</text:p>
          </table:table-cell>
          <table:table-cell table:style-name="ce1" office:value-type="string">
            <text:p>background</text:p>
          </table:table-cell>
        </table:table-row>
        <table:table-row table:style-name="ro1">
          <table:table-cell office:value-type="string">
            <text:p>Albert</text:p>
          </table:table-cell>
          <table:table-cell office:value-type="string">
            <text:p>Rust</text:p>
          </table:table-cell>
          <table:table-cell office:value-type="string">
            <text:p>072 913 4947</text:p>
          </table:table-cell>
          <table:table-cell office:value-type="string">
            <text:p><text:a xlink:href="mailto:alahricza@gmail.com" xlink:type="simple">alahricza@gmail.com</text:a></text:p>
          </table:table-cell>
          <table:table-cell office:value-type="string">
            <text:p>alleric753</text:p>
          </table:table-cell>
          <table:table-cell office:value-type="string">
            <text:p>Whatsapp</text:p>
          </table:table-cell>
          <table:table-cell office:value-type="string">
            <text:p>software</text:p>
          </table:table-cell>
        </table:table-row>
        <table:table-row table:style-name="ro1">
          <table:table-cell office:value-type="string">
            <text:p>Lethabo</text:p>
          </table:table-cell>
          <table:table-cell office:value-type="string">
            <text:p>Magabane</text:p>
          </table:table-cell>
          <table:table-cell office:value-type="string">
            <text:p>073 558 8501</text:p>
          </table:table-cell>
          <table:table-cell office:value-type="string">
            <text:p><text:a xlink:href="mailto:lethabomagabane@gmail.com" xlink:type="simple">lethabomagabane@gmail.com</text:a></text:p>
          </table:table-cell>
          <table:table-cell table:style-name="ce3" office:value-type="string" table:number-columns-spanned="1" table:number-rows-spanned="4">
            <text:p>n/a</text:p>
          </table:table-cell>
          <table:table-cell office:value-type="string">
            <text:p>Whatsapp;bbm</text:p>
          </table:table-cell>
          <table:table-cell office:value-type="string">
            <text:p>networking</text:p>
          </table:table-cell>
        </table:table-row>
        <table:table-row table:style-name="ro1">
          <table:table-cell office:value-type="string">
            <text:p>Sanilisiwe</text:p>
          </table:table-cell>
          <table:table-cell office:value-type="string">
            <text:p>Mahlati</text:p>
          </table:table-cell>
          <table:table-cell office:value-type="string">
            <text:p>071 850 2930</text:p>
          </table:table-cell>
          <table:table-cell office:value-type="string">
            <text:p><text:a xlink:href="mailto:inathimahlati@yahoo.com" xlink:type="simple">inathimahlati@yahoo.com</text:a></text:p>
          </table:table-cell>
          <table:covered-table-cell/>
          <table:table-cell office:value-type="string">
            <text:p>Whatsapp;bbm</text:p>
          </table:table-cell>
          <table:table-cell office:value-type="string">
            <text:p>IT and Admin</text:p>
          </table:table-cell>
        </table:table-row>
        <table:table-row table:style-name="ro1">
          <table:table-cell office:value-type="string">
            <text:p>Juleka</text:p>
          </table:table-cell>
          <table:table-cell office:value-type="string">
            <text:p>Chikane</text:p>
          </table:table-cell>
          <table:table-cell office:value-type="string">
            <text:p>073 293 3559</text:p>
          </table:table-cell>
          <table:table-cell office:value-type="string">
            <text:p><text:a xlink:href="mailto:julekacha@gmail.com" xlink:type="simple">julekacha@gmail.com</text:a></text:p>
          </table:table-cell>
          <table:covered-table-cell/>
          <table:table-cell office:value-type="string">
            <text:p>Whatsapp/bbm</text:p>
          </table:table-cell>
          <table:table-cell office:value-type="string">
            <text:p>software</text:p>
          </table:table-cell>
        </table:table-row>
        <table:table-row table:style-name="ro1">
          <table:table-cell office:value-type="string">
            <text:p>Prince</text:p>
          </table:table-cell>
          <table:table-cell office:value-type="string">
            <text:p>Magabula</text:p>
          </table:table-cell>
          <table:table-cell office:value-type="string">
            <text:p>083 306 8197</text:p>
          </table:table-cell>
          <table:table-cell office:value-type="string">
            <text:p><text:a xlink:href="mailto:princem@cti.co.za" xlink:type="simple">princem@cti.co.za</text:a></text:p>
          </table:table-cell>
          <table:covered-table-cell/>
          <table:table-cell office:value-type="string">
            <text:p>Whatsapp;bbm</text:p>
          </table:table-cell>
          <table:table-cell office:value-type="string">
            <text:p>Hardware/software</text:p>
          </table:table-cell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5"/>
        </table:table-row>
        <table:table-row table:style-name="ro2">
          <table:table-cell table:style-name="Default"/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0" number:min-integer-digits="2"/>
    </number:number-style>
    <number:number-style style:name="N120">
      <number:number number:decimal-places="0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0/00/0000</text:date>, <text:time style:data-style-name="N2" text:time-value="0000-00-00T09:43:02.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0T07:47:21.96</meta:creation-date>
    <meta:generator>LibreOffice/4.0.0.3$Windows_x86 LibreOffice_project/7545bee9c2a0782548772a21bc84a9dcc583b89</meta:generator>
    <dc:date>2013-02-21T09:56:00.29</dc:date>
    <meta:editing-duration>PT10M18S</meta:editing-duration>
    <meta:editing-cycles>10</meta:editing-cycles>
    <meta:document-statistic meta:table-count="1" meta:cell-count="39" meta:object-count="0"/>
  </office:meta>
</office:document-meta>
</file>